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obyčejné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ff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 style:protect="position size"/>
    </style:style>
    <style:style style:name="gr2" style:family="graphic" style:parent-style-name="standard">
      <style:graphic-properties draw:stroke="solid" svg:stroke-color="#000000" draw:fill="gradient" draw:fill-gradient-name="Gradient_20_14"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Ultrafine_20_2_20_Dots_20_3_20_Dashes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3cm" draw:marker-start-width="0.245cm" draw:marker-end="Arrow" draw:marker-end-width="0.245cm" svg:stroke-linecap="round" draw:fill="none" draw:textarea-vertical-align="middle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8cm" svg:stroke-color="#ff0000" draw:marker-start-width="0.32cm" draw:marker-end-width="0.32cm" svg:stroke-linecap="round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solid" svg:stroke-color="#000000" draw:fill="gradient" draw:fill-gradient-name="Rectangular_20_red_2f_white" draw:textarea-horizontal-align="justify" draw:textarea-vertical-align="middle" draw:auto-grow-height="false"/>
    </style:style>
    <style:style style:name="gr7" style:family="graphic" style:parent-style-name="standard">
      <style:graphic-properties draw:stroke="solid" svg:stroke-color="#000000" draw:fill="gradient" draw:fill-gradient-name="Gradient_20_9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3cm" fo:min-width="0.1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3cm" fo:min-width="0.17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3cm" fo:min-width="0.18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3cm" fo:min-width="1.017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1.297cm" fo:padding-top="0cm" fo:padding-bottom="0cm" fo:padding-left="0cm" fo:padding-right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3cm" fo:min-width="0.246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0.27cm" fo:padding-top="0cm" fo:padding-bottom="0cm" fo:padding-left="0cm" fo:padding-right="0cm"/>
    </style:style>
    <style:style style:name="gr17" style:family="graphic" style:parent-style-name="objectwithoutfill">
      <style:graphic-properties svg:stroke-width="0.02cm" svg:stroke-color="#0000ff" draw:marker-start-width="0.23cm" draw:marker-end="Symmetric_20_Arrow" draw:marker-end-width="0.18cm" draw:fill="none" draw:textarea-vertical-align="middle" fo:padding-top="0.135cm" fo:padding-bottom="0.135cm" fo:padding-left="0.26cm" fo:padding-right="0.2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2.335cm" fo:padding-top="0cm" fo:padding-bottom="0cm" fo:padding-left="0cm" fo:padding-right="0cm"/>
    </style:style>
    <style:style style:name="gr19" style:family="graphic" style:parent-style-name="objectwithoutfill">
      <style:graphic-properties svg:stroke-width="0.03cm" draw:marker-start-width="0.245cm" draw:marker-end="Arrow" draw:marker-end-width="0.245cm" draw:fill="none" draw:textarea-vertical-align="middle" fo:padding-top="0.14cm" fo:padding-bottom="0.14cm" fo:padding-left="0.265cm" fo:padding-right="0.26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7cm" fo:min-width="1.628cm" fo:padding-top="0cm" fo:padding-bottom="0cm" fo:padding-left="0cm" fo:padding-right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7cm" fo:min-width="1.776cm" fo:padding-top="0cm" fo:padding-bottom="0cm" fo:padding-left="0cm" fo:padding-right="0cm"/>
    </style:style>
    <style:style style:name="gr22" style:family="graphic" style:parent-style-name="objectwithoutfill">
      <style:graphic-properties svg:stroke-width="0.03cm" draw:marker-start-width="0.245cm" draw:marker-end="Symmetric_20_Arrow" draw:marker-end-width="0.245cm" draw:fill="none" draw:textarea-vertical-align="middle" fo:padding-top="0.14cm" fo:padding-bottom="0.14cm" fo:padding-left="0.265cm" fo:padding-right="0.265cm"/>
    </style:style>
    <style:style style:name="gr23" style:family="graphic" style:parent-style-name="objectwithoutfill">
      <style:graphic-properties svg:stroke-width="0.03cm" draw:marker-start-width="0.245cm" draw:marker-end-width="0.245cm" svg:stroke-linecap="round" draw:fill="none" draw:textarea-vertical-align="middle" fo:padding-top="0.14cm" fo:padding-bottom="0.14cm" fo:padding-left="0.265cm" fo:padding-right="0.265cm"/>
    </style:style>
    <style:style style:name="gr24" style:family="graphic" style:parent-style-name="objectwithoutfill">
      <style:graphic-properties draw:stroke="dash" draw:stroke-dash="Fine_20_Dashed" svg:stroke-width="0.01cm" draw:marker-start-width="0.215cm" draw:marker-end-width="0.215cm" draw:fill="none" draw:textarea-vertical-align="middle" fo:padding-top="0.13cm" fo:padding-bottom="0.13cm" fo:padding-left="0.255cm" fo:padding-right="0.255cm"/>
    </style:style>
    <style:style style:name="gr25" style:family="graphic" style:parent-style-name="objectwithoutfill">
      <style:graphic-properties draw:stroke="dash" draw:stroke-dash="Dashed_20__28_var_29_" svg:stroke-width="0.02cm" svg:stroke-color="#0000ff" draw:marker-start-width="0.23cm" draw:marker-end-width="0.23cm" draw:fill="none" draw:textarea-vertical-align="middle" fo:padding-top="0.135cm" fo:padding-bottom="0.135cm" fo:padding-left="0.26cm" fo:padding-right="0.26cm"/>
    </style:style>
    <style:style style:name="gr26" style:family="graphic" style:parent-style-name="objectwithoutfill">
      <style:graphic-properties svg:stroke-width="0.02cm" svg:stroke-color="#ff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27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9cm" fo:min-width="0.614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0pt" style:font-size-asian="10pt" style:font-size-complex="10pt"/>
    </style:style>
    <style:style style:name="P3" style:family="paragraph">
      <style:text-properties fo:color="#0000ff" style:font-name="Arial" fo:font-size="10pt" style:font-size-asian="10pt" style:font-size-complex="10pt"/>
    </style:style>
    <style:style style:name="P4" style:family="paragraph">
      <style:text-properties fo:color="#ff0000" style:font-name="Arial" fo:font-size="10pt" style:font-size-asian="10pt" style:font-size-complex="10p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text-position="sub 58%" style:font-name="Arial" fo:font-size="10pt" style:font-size-asian="10pt" style:font-size-complex="10pt"/>
    </style:style>
    <style:style style:name="T3" style:family="text">
      <style:text-properties style:font-name="Arial2" fo:font-size="10pt" style:font-name-asian="Arial2" style:font-size-asian="10pt" style:font-name-complex="Arial2" style:font-size-complex="10pt"/>
    </style:style>
    <style:style style:name="T4" style:family="text">
      <style:text-properties fo:color="#0000ff" style:font-name="Arial" fo:font-size="10pt" style:font-size-asian="10pt" style:font-size-complex="10pt"/>
    </style:style>
    <style:style style:name="T5" style:family="text">
      <style:text-properties fo:color="#ff0000" style:font-name="Arial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draw:layer="layout" svg:width="10cm" svg:height="14.55cm" svg:x="2.793cm" svg:y="7.35cm">
          <text:p/>
          <draw:enhanced-geometry svg:viewBox="0 0 21600 21600" draw:type="rectangle" draw:enhanced-path="M 0 0 L 21600 0 21600 21600 0 21600 0 0 Z N"/>
        </draw:custom-shape>
        <draw:polygon draw:style-name="gr2" draw:text-style-name="P1" draw:layer="layout" svg:width="2.067cm" svg:height="2.91cm" svg:x="8.693cm" svg:y="8.643cm" svg:viewBox="0 0 2068 2911" draw:points="0,2009 0,0 2065,820 2068,2911">
          <text:p/>
        </draw:polygon>
        <draw:line draw:style-name="gr3" draw:text-style-name="P1" draw:layer="layout" svg:x1="4.42cm" svg:y1="11.769cm" svg:x2="8.514cm" svg:y2="10.354cm">
          <text:p/>
        </draw:line>
        <draw:line draw:style-name="gr4" draw:text-style-name="P1" draw:layer="layout" svg:x1="4.61cm" svg:y1="9.209cm" svg:x2="5.389cm" svg:y2="9.797cm">
          <text:p/>
        </draw:line>
        <draw:line draw:style-name="gr4" draw:text-style-name="P1" draw:layer="layout" svg:x1="4.616cm" svg:y1="9.218cm" svg:x2="5.714cm" svg:y2="8.946cm">
          <text:p/>
        </draw:line>
        <draw:line draw:style-name="gr4" draw:text-style-name="P1" draw:layer="layout" svg:x1="4.614cm" svg:y1="9.217cm" svg:x2="4.609cm" svg:y2="8.152cm">
          <text:p/>
        </draw:line>
        <draw:path draw:style-name="gr5" draw:text-style-name="P1" draw:layer="layout" svg:width="1.611cm" svg:height="0.308cm" draw:transform="rotate (-0.329343629851331) translate (8.97861861851901cm 9.47404306878572cm)" svg:viewBox="0 0 1612 309" svg:d="M0 309c0 0 545-313 845-309 283 3 767 299 767 299">
          <text:p/>
        </draw:path>
        <draw:path draw:style-name="gr5" draw:text-style-name="P1" draw:layer="layout" svg:width="1.615cm" svg:height="0.329cm" draw:transform="skewX (0.00174532925199431) rotate (2.8326693759868) translate (10.3202969163296cm 10.5746620706504cm)" svg:viewBox="0 0 1616 330" svg:d="M1616 330c0 0-482-302-749-329-367-21-867 305-867 305">
          <text:p/>
        </draw:path>
        <draw:polygon draw:style-name="gr6" draw:text-style-name="P1" draw:layer="layout" svg:width="0.417cm" svg:height="0.772cm" svg:x="3.542cm" svg:y="11.484cm" svg:viewBox="0 0 418 773" draw:points="0,562 5,0 417,213 418,773">
          <text:p/>
        </draw:polygon>
        <draw:polygon draw:style-name="gr6" draw:text-style-name="P1" draw:layer="layout" svg:width="0.971cm" svg:height="0.396cm" svg:x="3.548cm" svg:y="11.299cm" svg:viewBox="0 0 972 397" draw:points="410,397 0,186 545,0 972,216">
          <text:p/>
        </draw:polygon>
        <draw:polygon draw:style-name="gr7" draw:text-style-name="P1" draw:layer="layout" svg:width="0.878cm" svg:height="1.539cm" svg:x="5.516cm" svg:y="11.691cm" svg:viewBox="0 0 879 1540" draw:points="0,1140 5,0 879,427 879,1540">
          <text:p/>
        </draw:polygon>
        <draw:polygon draw:style-name="gr7" draw:text-style-name="P1" draw:layer="layout" svg:width="1.737cm" svg:height="1.663cm" svg:x="6.395cm" svg:y="11.566cm" svg:viewBox="0 0 1738 1664" draw:points="1,1664 0,553 1738,0 1735,1118">
          <text:p/>
        </draw:polygon>
        <draw:polygon draw:style-name="gr8" draw:text-style-name="P1" draw:layer="layout" svg:width="1.669cm" svg:height="0.767cm" svg:x="5.799cm" svg:y="11.351cm" svg:viewBox="0 0 1670 768" draw:points="153,768 0,475 1595,0 1670,172 298,621">
          <text:p/>
        </draw:polygon>
        <draw:polygon draw:style-name="gr7" draw:text-style-name="P1" draw:layer="layout" svg:width="2.034cm" svg:height="0.67cm" svg:x="6.097cm" svg:y="11.447cm" svg:viewBox="0 0 2035 671" draw:points="298,671 0,526 1605,0 2035,120">
          <text:p/>
        </draw:polygon>
        <draw:polygon draw:style-name="gr7" draw:text-style-name="P1" draw:layer="layout" svg:width="1.87cm" svg:height="0.572cm" svg:x="5.523cm" svg:y="11.253cm" svg:viewBox="0 0 1871 573" draw:points="274,573 0,439 1517,0 1871,97">
          <text:p/>
        </draw:polygon>
        <draw:line draw:style-name="gr9" draw:text-style-name="P1" draw:layer="layout" svg:x1="5.799cm" svg:y1="11.826cm" svg:x2="5.954cm" svg:y2="12.119cm">
          <text:p/>
        </draw:line>
        <draw:line draw:style-name="gr9" draw:text-style-name="P1" draw:layer="layout" svg:x1="6.097cm" svg:y1="11.973cm" svg:x2="5.953cm" svg:y2="12.117cm">
          <text:p/>
        </draw:line>
        <draw:polygon draw:style-name="gr7" draw:text-style-name="P1" draw:layer="layout" svg:width="1.733cm" svg:height="1.553cm" svg:x="6.096cm" svg:y="9.274cm" svg:viewBox="0 0 1734 1554" draw:points="0,1554 1,557 1734,0 1734,1006">
          <text:p/>
        </draw:polygon>
        <draw:polygon draw:style-name="gr7" draw:text-style-name="P1" draw:layer="layout" svg:width="0.29cm" svg:height="1.336cm" svg:x="5.805cm" svg:y="9.616cm" svg:viewBox="0 0 291 1337" draw:points="148,1337 0,1095 22,0 291,212 289,1212">
          <text:p/>
        </draw:polygon>
        <draw:polygon draw:style-name="gr7" draw:text-style-name="P1" draw:layer="layout" svg:width="2.001cm" svg:height="0.716cm" svg:x="5.829cm" svg:y="9.114cm" svg:viewBox="0 0 2002 717" draw:points="268,717 0,503 1625,0 2002,160">
          <text:p/>
        </draw:polygon>
        <draw:frame draw:style-name="gr10" draw:text-style-name="P2" draw:layer="layout" svg:width="0.675cm" svg:height="0.723cm" svg:x="3.993cm" svg:y="7.875cm">
          <draw:text-box>
            <text:p><text:span text:style-name="T1">z</text:span></text:p>
          </draw:text-box>
        </draw:frame>
        <draw:frame draw:style-name="gr11" draw:text-style-name="P2" draw:layer="layout" svg:width="0.671cm" svg:height="0.723cm" svg:x="5.383cm" svg:y="8.357cm">
          <draw:text-box>
            <text:p><text:span text:style-name="T1">y</text:span></text:p>
          </draw:text-box>
        </draw:frame>
        <draw:frame draw:style-name="gr12" draw:text-style-name="P2" draw:layer="layout" svg:width="0.684cm" svg:height="0.723cm" svg:x="4.679cm" svg:y="9.543cm">
          <draw:text-box>
            <text:p><text:span text:style-name="T1">x</text:span></text:p>
          </draw:text-box>
        </draw:frame>
        <draw:frame draw:style-name="gr13" draw:text-style-name="P2" draw:layer="layout" svg:width="1.017cm" svg:height="0.473cm" svg:x="3.563cm" svg:y="12.36cm">
          <draw:text-box>
            <text:p><text:span text:style-name="T1">pícka</text:span></text:p>
          </draw:text-box>
        </draw:frame>
        <draw:frame draw:style-name="gr14" draw:text-style-name="P2" draw:layer="layout" svg:width="1.297cm" svg:height="0.472cm" svg:x="9.343cm" svg:y="8.554cm">
          <draw:text-box>
            <text:p><text:span text:style-name="T1">stínítko</text:span></text:p>
          </draw:text-box>
        </draw:frame>
        <draw:frame draw:style-name="gr15" draw:text-style-name="P2" draw:layer="layout" svg:width="0.246cm" svg:height="0.473cm" svg:x="5.801cm" svg:y="12.268cm">
          <draw:text-box>
            <text:p><text:span text:style-name="T1">S</text:span></text:p>
          </draw:text-box>
        </draw:frame>
        <draw:frame draw:style-name="gr16" draw:text-style-name="P2" draw:layer="layout" svg:width="0.27cm" svg:height="0.472cm" svg:x="5.818cm" svg:y="10.106cm">
          <draw:text-box>
            <text:p><text:span text:style-name="T1">N</text:span></text:p>
          </draw:text-box>
        </draw:frame>
        <draw:path draw:style-name="gr17" draw:text-style-name="P1" draw:layer="layout" svg:width="0.875cm" svg:height="0.17cm" draw:transform="skewX (-0.00453785605518526) rotate (1.55927715373173) translate (5.92647706286449cm 11.734151693972cm)" svg:viewBox="0 0 876 171" svg:d="M876 170c0 0-248-163-381-170-169-7-495 171-495 171">
          <text:p/>
        </draw:path>
        <draw:path draw:style-name="gr17" draw:text-style-name="P1" draw:layer="layout" svg:width="0.875cm" svg:height="0.171cm" draw:transform="skewX (0.00122173047639603) rotate (1.56503674026332) translate (6.34952930807789cm 11.5940817562cm)" svg:viewBox="0 0 876 172" svg:d="M876 172c0 0-248-165-381-172-169-8-495 168-495 168">
          <text:p/>
        </draw:path>
        <draw:path draw:style-name="gr17" draw:text-style-name="P1" draw:layer="layout" svg:width="0.875cm" svg:height="0.17cm" draw:transform="skewX (-0.00575958653158129) rotate (1.55927715373173) translate (6.83705559979227cm 11.4541812851147cm)" svg:viewBox="0 0 876 171" svg:d="M876 170c0 0-248-163-381-170-169-7-495 171-495 171">
          <text:p/>
        </draw:path>
        <draw:polygon draw:style-name="gr7" draw:text-style-name="P1" draw:layer="layout" svg:width="1.875cm" svg:height="0.671cm" svg:x="5.954cm" svg:y="10.28cm" svg:viewBox="0 0 1876 672" draw:points="0,672 141,548 1876,0 1742,125">
          <text:p/>
        </draw:polygon>
        <draw:frame draw:style-name="gr18" draw:text-style-name="P2" draw:layer="layout" svg:width="2.335cm" svg:height="1.274cm" svg:x="8.236cm" svg:y="11.747cm">
          <draw:text-box>
            <text:p><text:span text:style-name="T1">nehomogenní</text:span></text:p>
            <text:p><text:span text:style-name="T1">magnetické</text:span></text:p>
            <text:p><text:span text:style-name="T1">pole</text:span></text:p>
          </draw:text-box>
        </draw:frame>
        <draw:path draw:style-name="gr19" draw:text-style-name="P1" draw:layer="layout" svg:width="1.448cm" svg:height="0.3cm" draw:transform="skewX (-0.00157079632679488) rotate (2.65290046303138) translate (8.97664276224891cm 11.784040767245cm)" svg:viewBox="0 0 1449 301" svg:d="M0 55c0 0 262 219 424 242 326 44 1025-297 1025-297">
          <text:p/>
        </draw:path>
        <draw:frame draw:style-name="gr20" draw:text-style-name="P2" draw:layer="layout" svg:width="1.628cm" svg:height="0.617cm" svg:x="8.804cm" svg:y="9.213cm">
          <draw:text-box>
            <text:p><text:span text:style-name="T1">S</text:span><text:span text:style-name="T2">z</text:span><text:span text:style-name="T1"> = ½ </text:span><text:span text:style-name="T3">ħ</text:span></text:p>
          </draw:text-box>
        </draw:frame>
        <draw:frame draw:style-name="gr21" draw:text-style-name="P2" draw:layer="layout" svg:width="1.776cm" svg:height="0.617cm" svg:x="9.125cm" svg:y="10.487cm">
          <draw:text-box>
            <text:p><text:span text:style-name="T1">S</text:span><text:span text:style-name="T2">z</text:span><text:span text:style-name="T1"> = -½ </text:span><text:span text:style-name="T3">ħ</text:span></text:p>
          </draw:text-box>
        </draw:frame>
        <draw:line draw:style-name="gr9" draw:text-style-name="P1" draw:layer="layout" svg:x1="7.393cm" svg:y1="11.349cm" svg:x2="7.469cm" svg:y2="11.521cm">
          <text:p/>
        </draw:line>
        <draw:line draw:style-name="gr22" draw:text-style-name="P1" draw:layer="layout" svg:x1="4.403cm" svg:y1="11.769cm" svg:x2="9.616cm" svg:y2="10.353cm">
          <text:p/>
        </draw:line>
        <draw:line draw:style-name="gr22" draw:text-style-name="P1" draw:layer="layout" svg:x1="4.395cm" svg:y1="11.778cm" svg:x2="9.59cm" svg:y2="9.726cm">
          <text:p/>
        </draw:line>
        <draw:polygon draw:style-name="gr6" draw:text-style-name="P1" draw:layer="layout" svg:width="0.571cm" svg:height="0.741cm" svg:x="3.961cm" svg:y="11.515cm" svg:viewBox="0 0 572 742" draw:points="1,742 0,181 564,0 572,562">
          <text:p/>
        </draw:polygon>
        <draw:line draw:style-name="gr23" draw:text-style-name="P1" draw:layer="layout" svg:x1="10.953cm" svg:y1="9.4cm" svg:x2="10.953cm" svg:y2="11.492cm">
          <text:p/>
        </draw:line>
        <draw:line draw:style-name="gr24" draw:text-style-name="P1" draw:layer="layout" svg:x1="10.969cm" svg:y1="10.332cm" svg:x2="11.69cm" svg:y2="10.131cm">
          <text:p/>
        </draw:line>
        <draw:path draw:style-name="gr25" draw:text-style-name="P1" draw:layer="layout" svg:width="1.597cm" svg:height="0.333cm" draw:transform="rotate (-1.5707963267949) translate (11.340301252143cm 9.534cm)" svg:viewBox="0 0 1598 334" svg:d="M0 334c163-88 434-308 688-332 321-29 632 235 910 323">
          <text:p/>
        </draw:path>
        <draw:path draw:style-name="gr26" draw:text-style-name="P1" draw:layer="layout" svg:width="0.61cm" svg:height="0.774cm" draw:transform="rotate (-1.5707963267949) translate (11.7903381884628cm 9.679cm)" svg:viewBox="0 0 611 775" svg:d="M0 775c204-68 199-275 185-410s-56-355-20-365 93 204 135 346 117 362 311 414">
          <text:p/>
        </draw:path>
        <draw:path draw:style-name="gr26" draw:text-style-name="P1" draw:layer="layout" svg:width="0.61cm" svg:height="0.774cm" draw:transform="rotate (-1.5707963267949) translate (11.7723381884628cm 10.378cm)" svg:viewBox="0 0 611 775" svg:d="M0 775c204-68 199-275 185-410s-56-355-20-365 93 204 135 346 117 362 311 414">
          <text:p/>
        </draw:path>
        <draw:line draw:style-name="gr9" draw:text-style-name="P1" draw:layer="layout" svg:x1="10.952cm" svg:y1="9.405cm" svg:x2="11.923cm" svg:y2="9.019cm">
          <text:p/>
        </draw:line>
        <draw:line draw:style-name="gr9" draw:text-style-name="P1" draw:layer="layout" svg:x1="10.969cm" svg:y1="11.491cm" svg:x2="11.925cm" svg:y2="11.11cm">
          <text:p/>
        </draw:line>
        <draw:line draw:style-name="gr27" draw:text-style-name="P1" draw:layer="layout" svg:x1="11.923cm" svg:y1="9.018cm" svg:x2="11.923cm" svg:y2="11.113cm">
          <text:p/>
        </draw:line>
        <draw:frame draw:style-name="gr28" draw:text-style-name="P3" draw:layer="layout" svg:width="0.614cm" svg:height="0.39cm" svg:x="11.22cm" svg:y="10.82cm">
          <draw:text-box>
            <text:p><text:span text:style-name="T4">CM</text:span></text:p>
          </draw:text-box>
        </draw:frame>
        <draw:frame draw:style-name="gr28" draw:text-style-name="P4" draw:layer="layout" svg:width="0.614cm" svg:height="0.39cm" svg:x="11.249cm" svg:y="9.415cm">
          <draw:text-box>
            <text:p><text:span text:style-name="T5">QM</text:span></text:p>
          </draw:text-box>
        </draw:frame>
        <draw:path draw:style-name="gr17" draw:text-style-name="P1" draw:layer="layout" svg:width="1.144cm" svg:height="0.159cm" draw:transform="skewX (0.00436332312998583) rotate (-1.55840448910574) translate (7.52341083987266cm 10.4480818454024cm)" svg:viewBox="0 0 1145 160" svg:d="M0 155c0 0 324-149 498-155 222-6 647 160 647 160">
          <text:p/>
        </draw:path>
        <draw:path draw:style-name="gr17" draw:text-style-name="P1" draw:layer="layout" svg:width="1.144cm" svg:height="0.159cm" draw:transform="skewX (0.00436332312998583) rotate (-1.55840448910574) translate (7.09683869325551cm 10.5888716671923cm)" svg:viewBox="0 0 1145 160" svg:d="M0 155c0 0 324-149 498-155 222-6 647 160 647 160">
          <text:p/>
        </draw:path>
        <draw:path draw:style-name="gr17" draw:text-style-name="P1" draw:layer="layout" svg:width="1.144cm" svg:height="0.157cm" draw:transform="skewX (-0.00174532925199433) rotate (-1.56451314148772) translate (6.6033454843057cm 10.7296364103736cm)" svg:viewBox="0 0 1145 158" svg:d="M0 158c0 0 324-151 498-158 222-7 647 156 647 156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obyčejné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4" draw:display-name="Gradient 14" draw:style="linear" draw:start-color="#ffffff" draw:end-color="#cfe7f5" draw:start-intensity="100%" draw:end-intensity="100%" draw:angle="450" draw:border="0%"/>
    <draw:gradient draw:name="Gradient_20_9" draw:display-name="Gradient 9" draw:style="linear" draw:start-color="#808080" draw:end-color="#ffffff" draw:start-intensity="100%" draw:end-intensity="100%" draw:angle="45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2T21:23:59.917000000</meta:creation-date>
    <dc:date>2014-07-08T09:39:12.049000000</dc:date>
    <meta:editing-duration>PT35M3S</meta:editing-duration>
    <meta:editing-cycles>7</meta:editing-cycles>
    <meta:generator>LibreOffice/4.2.5.2$Windows_x86 LibreOffice_project/61cb170a04bb1f12e77c884eab9192be736ec5f5</meta:generator>
    <meta:document-statistic meta:object-count="52"/>
  </office:meta>
</office:document-meta>
</file>